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O111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57" calcext:value-type="float">
            <text:p>0,05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33.565002" calcext:value-type="float">
            <text:p>133,565002</text:p>
          </table:table-cell>
          <table:table-cell/>
          <table:table-cell office:value-type="float" office:value="4063" calcext:value-type="float">
            <text:p>4063</text:p>
          </table:table-cell>
          <table:table-cell office:value-type="float" office:value="3956.235107" calcext:value-type="float">
            <text:p>3956,235107</text:p>
          </table:table-cell>
          <table:table-cell table:number-columns-repeated="5"/>
          <table:table-cell table:formula="of:=['GO111-128MB'.N7]-['GO111-128MB'.$L7]" office:value-type="float" office:value="-0.00507142857142855" calcext:value-type="float">
            <text:p>-0,0050714286</text:p>
          </table:table-cell>
          <table:table-cell table:formula="of:=['GO111-128MB'.O7]-['GO111-128MB'.$L7]" office:value-type="float" office:value="0.00792857142857145" calcext:value-type="float">
            <text:p>0,0079285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89.681" calcext:value-type="float">
            <text:p>89,681</text:p>
          </table:table-cell>
          <table:table-cell/>
          <table:table-cell office:value-type="float" office:value="3869" calcext:value-type="float">
            <text:p>3869</text:p>
          </table:table-cell>
          <table:table-cell office:value-type="float" office:value="3726.910889" calcext:value-type="float">
            <text:p>3726,910889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←</text:p>
          </table:table-cell>
          <table:table-cell office:value-type="float" office:value="165" calcext:value-type="float">
            <text:p>165</text:p>
          </table:table-cell>
          <table:table-cell office:value-type="float" office:value="80.839996" calcext:value-type="float">
            <text:p>80,839996</text:p>
          </table:table-cell>
          <table:table-cell/>
          <table:table-cell office:value-type="float" office:value="2614" calcext:value-type="float">
            <text:p>2614</text:p>
          </table:table-cell>
          <table:table-cell office:value-type="float" office:value="2501.49292" calcext:value-type="float">
            <text:p>2501,49292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111-128MB'.$B$7:.$B$104])" office:value-type="float" office:value="0.0210714285714286" calcext:value-type="float">
            <text:p>0,0210714286</text:p>
          </table:table-cell>
          <table:table-cell table:formula="of:=STDEV(['GO111-128MB'.$B$7:.$B$104])" office:value-type="float" office:value="0.00265256149301516" calcext:value-type="float">
            <text:p>0,0026525615</text:p>
          </table:table-cell>
          <table:table-cell table:formula="of:=MIN(['GO111-128MB'.$B$7:.$B$104])" office:value-type="float" office:value="0.016" calcext:value-type="float">
            <text:p>0,016</text:p>
          </table:table-cell>
          <table:table-cell table:formula="of:=MAX(['GO111-128MB'.$B$7:.$B$104])"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7717" calcext:value-type="float">
            <text:p>7717</text:p>
          </table:table-cell>
          <table:table-cell office:value-type="float" office:value="78.441002" calcext:value-type="float">
            <text:p>78,441002</text:p>
          </table:table-cell>
          <table:table-cell/>
          <table:table-cell office:value-type="float" office:value="3252" calcext:value-type="float">
            <text:p>3252</text:p>
          </table:table-cell>
          <table:table-cell office:value-type="float" office:value="2345.218994" calcext:value-type="float">
            <text:p>2345,21899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128MB'.$E$19:.$E$104])" office:value-type="float" office:value="1.51166279069767" calcext:value-type="float">
            <text:p>1,5116627907</text:p>
          </table:table-cell>
          <table:table-cell table:formula="of:=STDEV(['GO111-128MB'.$E$19:.$E$104])" office:value-type="float" office:value="0.297144869024209" calcext:value-type="float">
            <text:p>0,297144869</text:p>
          </table:table-cell>
          <table:table-cell table:formula="of:=MIN(['GO111-128MB'.$E$19:.$E$104])" office:value-type="float" office:value="1.124" calcext:value-type="float">
            <text:p>1,124</text:p>
          </table:table-cell>
          <table:table-cell table:formula="of:=MAX(['GO111-128MB'.$E$19:.$E$104])" office:value-type="float" office:value="2.616" calcext:value-type="float">
            <text:p>2,6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674" calcext:value-type="float">
            <text:p>2674</text:p>
          </table:table-cell>
          <table:table-cell office:value-type="float" office:value="49.735001" calcext:value-type="float">
            <text:p>49,735001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272.894043" calcext:value-type="float">
            <text:p>2272,89404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128MB'.$H$7:.$H$103])" office:value-type="float" office:value="2019.29602554639" calcext:value-type="float">
            <text:p>2019,2960255464</text:p>
          </table:table-cell>
          <table:table-cell table:formula="of:=STDEV(['GO111-128MB'.$H$7:.$H$103])" office:value-type="float" office:value="100.719005100695" calcext:value-type="float">
            <text:p>100,7190051007</text:p>
          </table:table-cell>
          <table:table-cell table:formula="of:=MIN(['GO111-128MB'.$H$7:.$H$103])" office:value-type="float" office:value="1804.649048" calcext:value-type="float">
            <text:p>1804,649048</text:p>
          </table:table-cell>
          <table:table-cell table:formula="of:=MAX(['GO111-128MB'.$H$7:.$H$103])" office:value-type="float" office:value="2501.49292" calcext:value-type="float">
            <text:p>2501,49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6.084" calcext:value-type="float">
            <text:p>46,084</text:p>
          </table:table-cell>
          <table:table-cell/>
          <table:table-cell office:value-type="float" office:value="2281" calcext:value-type="float">
            <text:p>2281</text:p>
          </table:table-cell>
          <table:table-cell office:value-type="float" office:value="2203.460938" calcext:value-type="float">
            <text:p>2203,460938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37.882999" calcext:value-type="float">
            <text:p>37,882999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201.157959" calcext:value-type="float">
            <text:p>2201,157959</text:p>
          </table:table-cell>
          <table:table-cell table:number-columns-repeated="5"/>
          <table:table-cell table:formula="of:=[.L8]-[.N8]" office:value-type="float" office:value="0.387662790697674" calcext:value-type="float">
            <text:p>0,3876627907</text:p>
          </table:table-cell>
          <table:table-cell table:formula="of:=[.L8]-[.O8]" office:value-type="float" office:value="-1.10433720930233" calcext:value-type="float">
            <text:p>-1,1043372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.995" calcext:value-type="float">
            <text:p>12,995</text:p>
          </table:table-cell>
          <table:table-cell/>
          <table:table-cell office:value-type="float" office:value="2472" calcext:value-type="float">
            <text:p>2472</text:p>
          </table:table-cell>
          <table:table-cell office:value-type="float" office:value="2200.263916" calcext:value-type="float">
            <text:p>2200,26391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.669" calcext:value-type="float">
            <text:p>7,669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2167.079102" calcext:value-type="float">
            <text:p>2167,07910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.108" calcext:value-type="float">
            <text:p>6,108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2153.625" calcext:value-type="float">
            <text:p>2153,62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.58" calcext:value-type="float">
            <text:p>5,58</text:p>
          </table:table-cell>
          <table:table-cell/>
          <table:table-cell office:value-type="float" office:value="2921" calcext:value-type="float">
            <text:p>2921</text:p>
          </table:table-cell>
          <table:table-cell office:value-type="float" office:value="2142.63208" calcext:value-type="float">
            <text:p>2142,63208</text:p>
          </table:table-cell>
          <table:table-cell table:number-columns-repeated="7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.495" calcext:value-type="float">
            <text:p>5,49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2135.653076" calcext:value-type="float">
            <text:p>2135,653076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3.913" calcext:value-type="float">
            <text:p>3,913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2126.97998" calcext:value-type="float">
            <text:p>2126,9799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.49" calcext:value-type="float">
            <text:p>3,49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116.937012" calcext:value-type="float">
            <text:p>2116,937012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172" calcext:value-type="float">
            <text:p>3172</text:p>
          </table:table-cell>
          <table:table-cell office:value-type="float" office:value="2.616" calcext:value-type="float">
            <text:p>2,616</text:p>
          </table:table-cell>
          <table:table-cell office:value-type="string" calcext:value-type="string">
            <text:p>←</text:p>
          </table:table-cell>
          <table:table-cell office:value-type="float" office:value="2220" calcext:value-type="float">
            <text:p>2220</text:p>
          </table:table-cell>
          <table:table-cell office:value-type="float" office:value="2115.12793" calcext:value-type="float">
            <text:p>2115,1279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.611" calcext:value-type="float">
            <text:p>2,611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2109.006104" calcext:value-type="float">
            <text:p>2109,00610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316" calcext:value-type="float">
            <text:p>5316</text:p>
          </table:table-cell>
          <table:table-cell office:value-type="float" office:value="2.333" calcext:value-type="float">
            <text:p>2,333</text:p>
          </table:table-cell>
          <table:table-cell/>
          <table:table-cell office:value-type="float" office:value="2912" calcext:value-type="float">
            <text:p>2912</text:p>
          </table:table-cell>
          <table:table-cell office:value-type="float" office:value="2106.506104" calcext:value-type="float">
            <text:p>2106,506104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127" calcext:value-type="float">
            <text:p>2,127</text:p>
          </table:table-cell>
          <table:table-cell/>
          <table:table-cell office:value-type="float" office:value="2477" calcext:value-type="float">
            <text:p>2477</text:p>
          </table:table-cell>
          <table:table-cell office:value-type="float" office:value="2095.055908" calcext:value-type="float">
            <text:p>2095,05590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.051" calcext:value-type="float">
            <text:p>2,051</text:p>
          </table:table-cell>
          <table:table-cell/>
          <table:table-cell office:value-type="float" office:value="2954" calcext:value-type="float">
            <text:p>2954</text:p>
          </table:table-cell>
          <table:table-cell office:value-type="float" office:value="2083.954102" calcext:value-type="float">
            <text:p>2083,954102</text:p>
          </table:table-cell>
          <table:table-cell table:number-columns-repeated="7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.031" calcext:value-type="float">
            <text:p>2,031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2080.643066" calcext:value-type="float">
            <text:p>2080,643066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991" calcext:value-type="float">
            <text:p>1,991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2077.26709" calcext:value-type="float">
            <text:p>2077,2670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2075.637939" calcext:value-type="float">
            <text:p>2075,637939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19" calcext:value-type="float">
            <text:p>1,919</text:p>
          </table:table-cell>
          <table:table-cell/>
          <table:table-cell office:value-type="float" office:value="2460" calcext:value-type="float">
            <text:p>2460</text:p>
          </table:table-cell>
          <table:table-cell office:value-type="float" office:value="2059.464111" calcext:value-type="float">
            <text:p>2059,46411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1.903" calcext:value-type="float">
            <text:p>1,903</text:p>
          </table:table-cell>
          <table:table-cell/>
          <table:table-cell office:value-type="float" office:value="2148" calcext:value-type="float">
            <text:p>2148</text:p>
          </table:table-cell>
          <table:table-cell office:value-type="float" office:value="2059.400879" calcext:value-type="float">
            <text:p>2059,40087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01" calcext:value-type="float">
            <text:p>1,901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058.673096" calcext:value-type="float">
            <text:p>2058,67309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832" calcext:value-type="float">
            <text:p>1,832</text:p>
          </table:table-cell>
          <table:table-cell/>
          <table:table-cell office:value-type="float" office:value="2988" calcext:value-type="float">
            <text:p>2988</text:p>
          </table:table-cell>
          <table:table-cell office:value-type="float" office:value="2057.509033" calcext:value-type="float">
            <text:p>2057,509033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831" calcext:value-type="float">
            <text:p>1,831</text:p>
          </table:table-cell>
          <table:table-cell/>
          <table:table-cell office:value-type="float" office:value="2126" calcext:value-type="float">
            <text:p>2126</text:p>
          </table:table-cell>
          <table:table-cell office:value-type="float" office:value="2054.89209" calcext:value-type="float">
            <text:p>2054,89209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.803" calcext:value-type="float">
            <text:p>1,803</text:p>
          </table:table-cell>
          <table:table-cell/>
          <table:table-cell office:value-type="float" office:value="2136" calcext:value-type="float">
            <text:p>2136</text:p>
          </table:table-cell>
          <table:table-cell office:value-type="float" office:value="2053.332031" calcext:value-type="float">
            <text:p>2053,33203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793" calcext:value-type="float">
            <text:p>1,793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2052.75708" calcext:value-type="float">
            <text:p>2052,7570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792" calcext:value-type="float">
            <text:p>1,792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52.603027" calcext:value-type="float">
            <text:p>2052,603027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.704" calcext:value-type="float">
            <text:p>1,704</text:p>
          </table:table-cell>
          <table:table-cell/>
          <table:table-cell office:value-type="float" office:value="2118" calcext:value-type="float">
            <text:p>2118</text:p>
          </table:table-cell>
          <table:table-cell office:value-type="float" office:value="2052.081055" calcext:value-type="float">
            <text:p>2052,08105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663" calcext:value-type="float">
            <text:p>1,663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2049.304932" calcext:value-type="float">
            <text:p>2049,30493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2047.522949" calcext:value-type="float">
            <text:p>2047,522949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624" calcext:value-type="float">
            <text:p>1,62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2038.706055" calcext:value-type="float">
            <text:p>2038,70605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2090" calcext:value-type="float">
            <text:p>2090</text:p>
          </table:table-cell>
          <table:table-cell office:value-type="float" office:value="2038.610962" calcext:value-type="float">
            <text:p>2038,61096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58" calcext:value-type="float">
            <text:p>1,58</text:p>
          </table:table-cell>
          <table:table-cell/>
          <table:table-cell office:value-type="float" office:value="2076" calcext:value-type="float">
            <text:p>2076</text:p>
          </table:table-cell>
          <table:table-cell office:value-type="float" office:value="2036.706055" calcext:value-type="float">
            <text:p>2036,706055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543" calcext:value-type="float">
            <text:p>1,543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36.526001" calcext:value-type="float">
            <text:p>2036,52600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54" calcext:value-type="float">
            <text:p>1,5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2036.208984" calcext:value-type="float">
            <text:p>2036,20898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2035.209961" calcext:value-type="float">
            <text:p>2035,209961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2209" calcext:value-type="float">
            <text:p>2209</text:p>
          </table:table-cell>
          <table:table-cell office:value-type="float" office:value="2033.823975" calcext:value-type="float">
            <text:p>2033,823975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516" calcext:value-type="float">
            <text:p>1,516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2031.890991" calcext:value-type="float">
            <text:p>2031,89099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2029.844971" calcext:value-type="float">
            <text:p>2029,844971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2023.939941" calcext:value-type="float">
            <text:p>2023,93994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96" calcext:value-type="float">
            <text:p>1,496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2018.050049" calcext:value-type="float">
            <text:p>2018,05004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2067" calcext:value-type="float">
            <text:p>2067</text:p>
          </table:table-cell>
          <table:table-cell office:value-type="float" office:value="2017.008057" calcext:value-type="float">
            <text:p>2017,00805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87" calcext:value-type="float">
            <text:p>1,487</text:p>
          </table:table-cell>
          <table:table-cell/>
          <table:table-cell office:value-type="float" office:value="2081" calcext:value-type="float">
            <text:p>2081</text:p>
          </table:table-cell>
          <table:table-cell office:value-type="float" office:value="2015.69397" calcext:value-type="float">
            <text:p>2015,6939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2101" calcext:value-type="float">
            <text:p>2101</text:p>
          </table:table-cell>
          <table:table-cell office:value-type="float" office:value="2010.862061" calcext:value-type="float">
            <text:p>2010,862061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2009.468994" calcext:value-type="float">
            <text:p>2009,468994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2007.863037" calcext:value-type="float">
            <text:p>2007,863037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072" calcext:value-type="float">
            <text:p>2072</text:p>
          </table:table-cell>
          <table:table-cell office:value-type="float" office:value="2005.812012" calcext:value-type="float">
            <text:p>2005,81201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2070" calcext:value-type="float">
            <text:p>2070</text:p>
          </table:table-cell>
          <table:table-cell office:value-type="float" office:value="2003.916992" calcext:value-type="float">
            <text:p>2003,91699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2063" calcext:value-type="float">
            <text:p>2063</text:p>
          </table:table-cell>
          <table:table-cell office:value-type="float" office:value="2003.453003" calcext:value-type="float">
            <text:p>2003,45300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2088" calcext:value-type="float">
            <text:p>2088</text:p>
          </table:table-cell>
          <table:table-cell office:value-type="float" office:value="2002.572998" calcext:value-type="float">
            <text:p>2002,572998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452" calcext:value-type="float">
            <text:p>1,452</text:p>
          </table:table-cell>
          <table:table-cell/>
          <table:table-cell office:value-type="float" office:value="2393" calcext:value-type="float">
            <text:p>2393</text:p>
          </table:table-cell>
          <table:table-cell office:value-type="float" office:value="2001.936035" calcext:value-type="float">
            <text:p>2001,93603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01.916992" calcext:value-type="float">
            <text:p>2001,91699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085" calcext:value-type="float">
            <text:p>2085</text:p>
          </table:table-cell>
          <table:table-cell office:value-type="float" office:value="2001.509033" calcext:value-type="float">
            <text:p>2001,509033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33" calcext:value-type="float">
            <text:p>1,433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2000.508057" calcext:value-type="float">
            <text:p>2000,50805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1999.86499" calcext:value-type="float">
            <text:p>1999,86499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1996.43396" calcext:value-type="float">
            <text:p>1996,43396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2134" calcext:value-type="float">
            <text:p>2134</text:p>
          </table:table-cell>
          <table:table-cell office:value-type="float" office:value="1995.137939" calcext:value-type="float">
            <text:p>1995,137939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514" calcext:value-type="float">
            <text:p>2514</text:p>
          </table:table-cell>
          <table:table-cell office:value-type="float" office:value="1974.421997" calcext:value-type="float">
            <text:p>1974,421997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968.595947" calcext:value-type="float">
            <text:p>1968,59594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967.446045" calcext:value-type="float">
            <text:p>1967,44604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964.724976" calcext:value-type="float">
            <text:p>1964,72497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4.057983" calcext:value-type="float">
            <text:p>1964,05798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84" calcext:value-type="float">
            <text:p>1,38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2.656006" calcext:value-type="float">
            <text:p>1962,65600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382" calcext:value-type="float">
            <text:p>1,382</text:p>
          </table:table-cell>
          <table:table-cell/>
          <table:table-cell office:value-type="float" office:value="2054" calcext:value-type="float">
            <text:p>2054</text:p>
          </table:table-cell>
          <table:table-cell office:value-type="float" office:value="1962.407959" calcext:value-type="float">
            <text:p>1962,40795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378" calcext:value-type="float">
            <text:p>1,3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61.515015" calcext:value-type="float">
            <text:p>1961,51501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1.22998" calcext:value-type="float">
            <text:p>1961,22998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1.175049" calcext:value-type="float">
            <text:p>1961,175049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60.944946" calcext:value-type="float">
            <text:p>1960,944946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959.640991" calcext:value-type="float">
            <text:p>1959,64099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959.608032" calcext:value-type="float">
            <text:p>1959,60803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.355" calcext:value-type="float">
            <text:p>1,355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1959.478027" calcext:value-type="float">
            <text:p>1959,478027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34" calcext:value-type="float">
            <text:p>1,34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59.246948" calcext:value-type="float">
            <text:p>1959,246948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58.251953" calcext:value-type="float">
            <text:p>1958,25195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2382" calcext:value-type="float">
            <text:p>2382</text:p>
          </table:table-cell>
          <table:table-cell office:value-type="float" office:value="1957.282959" calcext:value-type="float">
            <text:p>1957,28295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56.922974" calcext:value-type="float">
            <text:p>1956,92297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956.004028" calcext:value-type="float">
            <text:p>1956,004028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325" calcext:value-type="float">
            <text:p>1,325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1955.177979" calcext:value-type="float">
            <text:p>1955,17797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24" calcext:value-type="float">
            <text:p>1,324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53.746948" calcext:value-type="float">
            <text:p>1953,74694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44.270996" calcext:value-type="float">
            <text:p>1944,270996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41.480957" calcext:value-type="float">
            <text:p>1941,480957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37.623047" calcext:value-type="float">
            <text:p>1937,62304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36.807007" calcext:value-type="float">
            <text:p>1936,807007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33.031982" calcext:value-type="float">
            <text:p>1933,03198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30.807983" calcext:value-type="float">
            <text:p>1930,807983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274" calcext:value-type="float">
            <text:p>1,274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1928.292969" calcext:value-type="float">
            <text:p>1928,292969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1927.442993" calcext:value-type="float">
            <text:p>1927,442993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269" calcext:value-type="float">
            <text:p>1,269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15.204956" calcext:value-type="float">
            <text:p>1915,20495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513" calcext:value-type="float">
            <text:p>2513</text:p>
          </table:table-cell>
          <table:table-cell office:value-type="float" office:value="1914.832031" calcext:value-type="float">
            <text:p>1914,832031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248" calcext:value-type="float">
            <text:p>1,248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12.994995" calcext:value-type="float">
            <text:p>1912,99499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909.560059" calcext:value-type="float">
            <text:p>1909,56005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1903.546997" calcext:value-type="float">
            <text:p>1903,5469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245" calcext:value-type="float">
            <text:p>2245</text:p>
          </table:table-cell>
          <table:table-cell office:value-type="float" office:value="1898.042969" calcext:value-type="float">
            <text:p>1898,04296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1886.962036" calcext:value-type="float">
            <text:p>1886,962036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1866.238037" calcext:value-type="float">
            <text:p>1866,238037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853.779053" calcext:value-type="float">
            <text:p>1853,77905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1804.649048" calcext:value-type="float">
            <text:p>1804,64904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124" calcext:value-type="float">
            <text:p>1,124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89.098999" calcext:value-type="float">
            <text:p>189,098999</text:p>
          </table:table-cell>
          <table:table-cell table:number-columns-repeated="7"/>
        </table:table-row>
      </table:table>
      <table:table table:name="GO111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.993" calcext:value-type="float">
            <text:p>4,993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08.06604" calcext:value-type="float">
            <text:p>1908,06604</text:p>
          </table:table-cell>
          <table:table-cell table:number-columns-repeated="5"/>
          <table:table-cell table:formula="of:=['GO111-256MB'.N7]-['GO111-256MB'.$L7]" office:value-type="float" office:value="-0.00498979591836733" calcext:value-type="float">
            <text:p>-0,0049897959</text:p>
          </table:table-cell>
          <table:table-cell table:formula="of:=['GO111-256MB'.O7]-['GO111-256MB'.$L7]" office:value-type="float" office:value="0.00501020408163267" calcext:value-type="float">
            <text:p>0,00501020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.034" calcext:value-type="float">
            <text:p>3,034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171.987061" calcext:value-type="float">
            <text:p>1171,987061</text:p>
          </table:table-cell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.687" calcext:value-type="float">
            <text:p>2,687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085.56897" calcext:value-type="float">
            <text:p>1085,5689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256MB'.$B$7:.$B$104])" office:value-type="float" office:value="0.0199897959183673" calcext:value-type="float">
            <text:p>0,0199897959</text:p>
          </table:table-cell>
          <table:table-cell table:formula="of:=STDEV(['GO111-256MB'.$B$7:.$B$104])" office:value-type="float" office:value="0.00255049984168935" calcext:value-type="float">
            <text:p>0,0025504998</text:p>
          </table:table-cell>
          <table:table-cell table:formula="of:=MIN(['GO111-256MB'.$B$7:.$B$104])" office:value-type="float" office:value="0.015" calcext:value-type="float">
            <text:p>0,015</text:p>
          </table:table-cell>
          <table:table-cell table:formula="of:=MAX(['GO111-256MB'.$B$7:.$B$104])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46" calcext:value-type="float">
            <text:p>2,4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57.272949" calcext:value-type="float">
            <text:p>1057,27294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256MB'.$E$10:.$E$104])" office:value-type="float" office:value="1.53298947368421" calcext:value-type="float">
            <text:p>1,5329894737</text:p>
          </table:table-cell>
          <table:table-cell table:formula="of:=STDEV(['GO111-256MB'.$E$10:.$E$104])" office:value-type="float" office:value="0.208308307447993" calcext:value-type="float">
            <text:p>0,2083083074</text:p>
          </table:table-cell>
          <table:table-cell table:formula="of:=MIN(['GO111-256MB'.$E$10:.$E$104])" office:value-type="float" office:value="1.168" calcext:value-type="float">
            <text:p>1,168</text:p>
          </table:table-cell>
          <table:table-cell table:formula="of:=MAX(['GO111-256MB'.$E$10:.$E$104])" office:value-type="float" office:value="2.085" calcext:value-type="float">
            <text:p>2,0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2.448" calcext:value-type="float">
            <text:p>2,448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056.329956" calcext:value-type="float">
            <text:p>1056,32995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256MB'.$H$6:.$H$104])" office:value-type="float" office:value="926.550322565657" calcext:value-type="float">
            <text:p>926,5503225657</text:p>
          </table:table-cell>
          <table:table-cell table:formula="of:=STDEV(['GO111-256MB'.$H$6:.$H$104])" office:value-type="float" office:value="67.584048979423" calcext:value-type="float">
            <text:p>67,5840489794</text:p>
          </table:table-cell>
          <table:table-cell table:formula="of:=MIN(['GO111-256MB'.$H$6:.$H$104])" office:value-type="float" office:value="825.690979" calcext:value-type="float">
            <text:p>825,690979</text:p>
          </table:table-cell>
          <table:table-cell table:formula="of:=MAX(['GO111-256MB'.$H$6:.$H$104])" office:value-type="float" office:value="1171.987061" calcext:value-type="float">
            <text:p>1171,9870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085" calcext:value-type="float">
            <text:p>2,085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052.862061" calcext:value-type="float">
            <text:p>1052,86206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050.541016" calcext:value-type="float">
            <text:p>1050,54101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024" calcext:value-type="float">
            <text:p>2,024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049.76001" calcext:value-type="float">
            <text:p>1049,7600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86" calcext:value-type="float">
            <text:p>1,986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042.749023" calcext:value-type="float">
            <text:p>1042,749023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985" calcext:value-type="float">
            <text:p>1,9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33.19104" calcext:value-type="float">
            <text:p>1033,1910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031.665039" calcext:value-type="float">
            <text:p>1031,66503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934" calcext:value-type="float">
            <text:p>1,934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1023.29303" calcext:value-type="float">
            <text:p>1023,2930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013.742981" calcext:value-type="float">
            <text:p>1013,74298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853" calcext:value-type="float">
            <text:p>1,853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010.132996" calcext:value-type="float">
            <text:p>1010,13299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828" calcext:value-type="float">
            <text:p>1,828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09.166016" calcext:value-type="float">
            <text:p>1009,16601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765" calcext:value-type="float">
            <text:p>1,765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995.531006" calcext:value-type="float">
            <text:p>995,53100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992.098022" calcext:value-type="float">
            <text:p>992,09802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59" calcext:value-type="float">
            <text:p>1,759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985.739014" calcext:value-type="float">
            <text:p>985,73901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758" calcext:value-type="float">
            <text:p>1,758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968.796021" calcext:value-type="float">
            <text:p>968,79602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758" calcext:value-type="float">
            <text:p>1,758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967.767029" calcext:value-type="float">
            <text:p>967,76702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747" calcext:value-type="float">
            <text:p>1,747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967.573975" calcext:value-type="float">
            <text:p>967,57397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46" calcext:value-type="float">
            <text:p>1,74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966.148987" calcext:value-type="float">
            <text:p>966,14898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965.864014" calcext:value-type="float">
            <text:p>965,8640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718" calcext:value-type="float">
            <text:p>1,718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62.997009" calcext:value-type="float">
            <text:p>962,99700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715" calcext:value-type="float">
            <text:p>1,715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957.677002" calcext:value-type="float">
            <text:p>957,6770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715" calcext:value-type="float">
            <text:p>1,71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55.098022" calcext:value-type="float">
            <text:p>955,09802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53.481018" calcext:value-type="float">
            <text:p>953,48101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51.97699" calcext:value-type="float">
            <text:p>951,9769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661" calcext:value-type="float">
            <text:p>1,661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51.708984" calcext:value-type="float">
            <text:p>951,70898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51.551025" calcext:value-type="float">
            <text:p>951,55102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47" calcext:value-type="float">
            <text:p>1,647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951.265991" calcext:value-type="float">
            <text:p>951,26599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50.453003" calcext:value-type="float">
            <text:p>950,45300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636" calcext:value-type="float">
            <text:p>1,636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50.452026" calcext:value-type="float">
            <text:p>950,452026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636" calcext:value-type="float">
            <text:p>1,636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50.35498" calcext:value-type="float">
            <text:p>950,3549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632" calcext:value-type="float">
            <text:p>1,63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50.08197" calcext:value-type="float">
            <text:p>950,0819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950.026001" calcext:value-type="float">
            <text:p>950,02600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949.744019" calcext:value-type="float">
            <text:p>949,74401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949.640015" calcext:value-type="float">
            <text:p>949,64001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07" calcext:value-type="float">
            <text:p>1,607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49.445007" calcext:value-type="float">
            <text:p>949,44500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603" calcext:value-type="float">
            <text:p>1,603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948.567993" calcext:value-type="float">
            <text:p>948,56799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599" calcext:value-type="float">
            <text:p>1,5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48.47998" calcext:value-type="float">
            <text:p>948,4799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45" calcext:value-type="float">
            <text:p>1,54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945.388977" calcext:value-type="float">
            <text:p>945,38897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45.023987" calcext:value-type="float">
            <text:p>945,02398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942.937012" calcext:value-type="float">
            <text:p>942,93701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42.523987" calcext:value-type="float">
            <text:p>942,52398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516" calcext:value-type="float">
            <text:p>1,516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942.258972" calcext:value-type="float">
            <text:p>942,25897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41.034973" calcext:value-type="float">
            <text:p>941,034973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40.718018" calcext:value-type="float">
            <text:p>940,718018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40.421997" calcext:value-type="float">
            <text:p>940,421997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86" calcext:value-type="float">
            <text:p>1,48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939.955994" calcext:value-type="float">
            <text:p>939,95599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478" calcext:value-type="float">
            <text:p>1,478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39.531982" calcext:value-type="float">
            <text:p>939,53198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36.396973" calcext:value-type="float">
            <text:p>936,39697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25.68103" calcext:value-type="float">
            <text:p>925,6810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21.117004" calcext:value-type="float">
            <text:p>921,11700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15.732971" calcext:value-type="float">
            <text:p>915,73297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13.836975" calcext:value-type="float">
            <text:p>913,83697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912.567017" calcext:value-type="float">
            <text:p>912,567017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910.393982" calcext:value-type="float">
            <text:p>910,39398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05.59198" calcext:value-type="float">
            <text:p>905,5919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902.724976" calcext:value-type="float">
            <text:p>902,72497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891.744995" calcext:value-type="float">
            <text:p>891,74499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883.789001" calcext:value-type="float">
            <text:p>883,78900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876.346985" calcext:value-type="float">
            <text:p>876,34698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72.797974" calcext:value-type="float">
            <text:p>872,79797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72.471008" calcext:value-type="float">
            <text:p>872,471008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869.330017" calcext:value-type="float">
            <text:p>869,33001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68.89502" calcext:value-type="float">
            <text:p>868,8950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68.533997" calcext:value-type="float">
            <text:p>868,53399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68.255981" calcext:value-type="float">
            <text:p>868,25598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68.077026" calcext:value-type="float">
            <text:p>868,07702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867.255981" calcext:value-type="float">
            <text:p>867,25598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66.47998" calcext:value-type="float">
            <text:p>866,4799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865.71698" calcext:value-type="float">
            <text:p>865,7169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64.53302" calcext:value-type="float">
            <text:p>864,5330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64.35498" calcext:value-type="float">
            <text:p>864,35498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863.960022" calcext:value-type="float">
            <text:p>863,96002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63.499023" calcext:value-type="float">
            <text:p>863,49902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63.494019" calcext:value-type="float">
            <text:p>863,49401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62.935974" calcext:value-type="float">
            <text:p>862,93597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62.109985" calcext:value-type="float">
            <text:p>862,10998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2.041992" calcext:value-type="float">
            <text:p>862,04199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61.71698" calcext:value-type="float">
            <text:p>861,7169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60.961975" calcext:value-type="float">
            <text:p>860,96197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0.750977" calcext:value-type="float">
            <text:p>860,75097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0.325989" calcext:value-type="float">
            <text:p>860,32598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43" calcext:value-type="float">
            <text:p>1,343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0.171997" calcext:value-type="float">
            <text:p>860,17199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26" calcext:value-type="float">
            <text:p>1,326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58.862976" calcext:value-type="float">
            <text:p>858,86297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57.846008" calcext:value-type="float">
            <text:p>857,846008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57.471008" calcext:value-type="float">
            <text:p>857,47100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55.278992" calcext:value-type="float">
            <text:p>855,27899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52.424011" calcext:value-type="float">
            <text:p>852,42401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51.422974" calcext:value-type="float">
            <text:p>851,42297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850.322998" calcext:value-type="float">
            <text:p>850,32299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07" calcext:value-type="float">
            <text:p>1,30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48.676025" calcext:value-type="float">
            <text:p>848,67602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47.79303" calcext:value-type="float">
            <text:p>847,793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287" calcext:value-type="float">
            <text:p>1,28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46.573975" calcext:value-type="float">
            <text:p>846,57397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844.453003" calcext:value-type="float">
            <text:p>844,4530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254" calcext:value-type="float">
            <text:p>1,25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3.27002" calcext:value-type="float">
            <text:p>843,270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843.223999" calcext:value-type="float">
            <text:p>843,22399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825.690979" calcext:value-type="float">
            <text:p>825,690979</text:p>
          </table:table-cell>
          <table:table-cell table:number-columns-repeated="7"/>
        </table:table-row>
      </table:table>
      <table:table table:name="GO111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6" calcext:value-type="float">
            <text:p>0,1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.339" calcext:value-type="float">
            <text:p>11,339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52.097992" calcext:value-type="float">
            <text:p>452,097992</text:p>
          </table:table-cell>
          <table:table-cell table:number-columns-repeated="5"/>
          <table:table-cell table:formula="of:=['GO111-512MB'.N7]-['GO111-512MB'.$L7]" office:value-type="float" office:value="-0.0049255319148936" calcext:value-type="float">
            <text:p>-0,0049255319</text:p>
          </table:table-cell>
          <table:table-cell table:formula="of:=['GO111-512MB'.O7]-['GO111-512MB'.$L7]" office:value-type="float" office:value="0.0120744680851064" calcext:value-type="float">
            <text:p>0,01207446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.847" calcext:value-type="float">
            <text:p>2,84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7.648987" calcext:value-type="float">
            <text:p>447,64898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2" calcext:value-type="float">
            <text:p>0,10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.539" calcext:value-type="float">
            <text:p>2,539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7.332001" calcext:value-type="float">
            <text:p>447,3320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512MB'.$B$11:.$B$104])" office:value-type="float" office:value="0.0209255319148936" calcext:value-type="float">
            <text:p>0,0209255319</text:p>
          </table:table-cell>
          <table:table-cell table:formula="of:=STDEV(['GO111-512MB'.$B$11:.$B$104])" office:value-type="float" office:value="0.00325027496505032" calcext:value-type="float">
            <text:p>0,003250275</text:p>
          </table:table-cell>
          <table:table-cell table:formula="of:=MIN(['GO111-512MB'.$B$11:.$B$104])" office:value-type="float" office:value="0.016" calcext:value-type="float">
            <text:p>0,016</text:p>
          </table:table-cell>
          <table:table-cell table:formula="of:=MAX(['GO111-512MB'.$B$11:.$B$104])"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5" calcext:value-type="float">
            <text:p>0,0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031" calcext:value-type="float">
            <text:p>2,03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46.894012" calcext:value-type="float">
            <text:p>446,89401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512MB'.$E$11:.$E$104])" office:value-type="float" office:value="1.40724468085106" calcext:value-type="float">
            <text:p>1,4072446809</text:p>
          </table:table-cell>
          <table:table-cell table:formula="of:=STDEV(['GO111-512MB'.$E$11:.$E$104])" office:value-type="float" office:value="0.128829360021932" calcext:value-type="float">
            <text:p>0,12882936</text:p>
          </table:table-cell>
          <table:table-cell table:formula="of:=MIN(['GO111-512MB'.$E$11:.$E$104])" office:value-type="float" office:value="1.133" calcext:value-type="float">
            <text:p>1,133</text:p>
          </table:table-cell>
          <table:table-cell table:formula="of:=MAX(['GO111-512MB'.$E$11:.$E$104])" office:value-type="float" office:value="1.745" calcext:value-type="float">
            <text:p>1,7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935" calcext:value-type="float">
            <text:p>1,935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446.085999" calcext:value-type="float">
            <text:p>446,085999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111-512MB'.$H$5:.$H$38])" office:value-type="float" office:value="433.782645764706" calcext:value-type="float">
            <text:p>433,7826457647</text:p>
          </table:table-cell>
          <table:table-cell table:formula="of:=STDEV(['GO111-512MB'.$H$5:.$H$38])" office:value-type="float" office:value="10.7546505870419" calcext:value-type="float">
            <text:p>10,754650587</text:p>
          </table:table-cell>
          <table:table-cell table:formula="of:=MIN(['GO111-512MB'.$H$5:.$H$38])" office:value-type="float" office:value="415.834015" calcext:value-type="float">
            <text:p>415,834015</text:p>
          </table:table-cell>
          <table:table-cell table:formula="of:=MAX(['GO111-512MB'.$H$5:.$H$104])" office:value-type="float" office:value="452.097992" calcext:value-type="float">
            <text:p>452,097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836" calcext:value-type="float">
            <text:p>1,83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46.080994" calcext:value-type="float">
            <text:p>446,080994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←</text:p>
          </table:table-cell>
          <table:table-cell office:value-type="float" office:value="41" calcext:value-type="float">
            <text:p>41</text:p>
          </table:table-cell>
          <table:table-cell office:value-type="float" office:value="1.745" calcext:value-type="float">
            <text:p>1,745</text:p>
          </table:table-cell>
          <table:table-cell office:value-type="string" calcext:value-type="string">
            <text:p>←</text:p>
          </table:table-cell>
          <table:table-cell office:value-type="float" office:value="484" calcext:value-type="float">
            <text:p>484</text:p>
          </table:table-cell>
          <table:table-cell office:value-type="float" office:value="445.765015" calcext:value-type="float">
            <text:p>445,76501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21" calcext:value-type="float">
            <text:p>1,72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44.056" calcext:value-type="float">
            <text:p>444,05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691" calcext:value-type="float">
            <text:p>1,691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442.214996" calcext:value-type="float">
            <text:p>442,21499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41.545013" calcext:value-type="float">
            <text:p>441,54501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39" calcext:value-type="float">
            <text:p>1,639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41.148987" calcext:value-type="float">
            <text:p>441,14898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638" calcext:value-type="float">
            <text:p>1,63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440.661987" calcext:value-type="float">
            <text:p>440,66198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19" calcext:value-type="float">
            <text:p>1,61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40.593994" calcext:value-type="float">
            <text:p>440,59399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12" calcext:value-type="float">
            <text:p>1,612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0.544006" calcext:value-type="float">
            <text:p>440,5440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601" calcext:value-type="float">
            <text:p>1,601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37.915009" calcext:value-type="float">
            <text:p>437,91500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436.613007" calcext:value-type="float">
            <text:p>436,61300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581" calcext:value-type="float">
            <text:p>1,581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433.993988" calcext:value-type="float">
            <text:p>433,99398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77" calcext:value-type="float">
            <text:p>1,577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433.747986" calcext:value-type="float">
            <text:p>433,74798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75" calcext:value-type="float">
            <text:p>1,57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33.178009" calcext:value-type="float">
            <text:p>433,17800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67" calcext:value-type="float">
            <text:p>1,567</text:p>
          </table:table-cell>
          <table:table-cell/>
          <table:table-cell office:value-type="float" office:value="1392" calcext:value-type="float">
            <text:p>1392</text:p>
          </table:table-cell>
          <table:table-cell office:value-type="float" office:value="432.979004" calcext:value-type="float">
            <text:p>432,9790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549" calcext:value-type="float">
            <text:p>1,549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431.252014" calcext:value-type="float">
            <text:p>431,2520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542" calcext:value-type="float">
            <text:p>1,54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29.148987" calcext:value-type="float">
            <text:p>429,14898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39" calcext:value-type="float">
            <text:p>1,539</text:p>
          </table:table-cell>
          <table:table-cell/>
          <table:table-cell office:value-type="float" office:value="4945" calcext:value-type="float">
            <text:p>4945</text:p>
          </table:table-cell>
          <table:table-cell office:value-type="float" office:value="426.57901" calcext:value-type="float">
            <text:p>426,5790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26.326996" calcext:value-type="float">
            <text:p>426,32699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25.873993" calcext:value-type="float">
            <text:p>425,87399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512" calcext:value-type="float">
            <text:p>1,512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25.769989" calcext:value-type="float">
            <text:p>425,76998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422.498993" calcext:value-type="float">
            <text:p>422,49899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508" calcext:value-type="float">
            <text:p>1,508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420.959991" calcext:value-type="float">
            <text:p>420,95999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08" calcext:value-type="float">
            <text:p>1,508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420.158997" calcext:value-type="float">
            <text:p>420,15899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20.002991" calcext:value-type="float">
            <text:p>420,00299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502" calcext:value-type="float">
            <text:p>1,50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18.622986" calcext:value-type="float">
            <text:p>418,622986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18.295013" calcext:value-type="float">
            <text:p>418,29501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416.188995" calcext:value-type="float">
            <text:p>416,18899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15.834015" calcext:value-type="float">
            <text:p>415,83401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15.578003" calcext:value-type="float">
            <text:p>415,578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415.462006" calcext:value-type="float">
            <text:p>415,4620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14.550995" calcext:value-type="float">
            <text:p>414,55099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13.565002" calcext:value-type="float">
            <text:p>413,56500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413.458008" calcext:value-type="float">
            <text:p>413,458008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413.251007" calcext:value-type="float">
            <text:p>413,25100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36" calcext:value-type="float">
            <text:p>1,43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12.880005" calcext:value-type="float">
            <text:p>412,88000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12.747986" calcext:value-type="float">
            <text:p>412,747986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412.477997" calcext:value-type="float">
            <text:p>412,477997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410.087006" calcext:value-type="float">
            <text:p>410,0870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10.026001" calcext:value-type="float">
            <text:p>410,02600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07.484009" calcext:value-type="float">
            <text:p>407,48400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07.199005" calcext:value-type="float">
            <text:p>407,19900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406" calcext:value-type="float">
            <text:p>1,40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07.046997" calcext:value-type="float">
            <text:p>407,04699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405.238007" calcext:value-type="float">
            <text:p>405,23800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401.582001" calcext:value-type="float">
            <text:p>401,5820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401.342987" calcext:value-type="float">
            <text:p>401,342987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79" calcext:value-type="float">
            <text:p>1,379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01.041992" calcext:value-type="float">
            <text:p>401,04199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400.588013" calcext:value-type="float">
            <text:p>400,58801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00.183014" calcext:value-type="float">
            <text:p>400,183014</text:p>
          </table:table-cell>
          <table:table-cell table:number-columns-repeated="7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399.701996" calcext:value-type="float">
            <text:p>399,70199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396.731995" calcext:value-type="float">
            <text:p>396,73199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8" calcext:value-type="float">
            <text:p>1,36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395.825012" calcext:value-type="float">
            <text:p>395,82501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368" calcext:value-type="float">
            <text:p>1,368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394.041992" calcext:value-type="float">
            <text:p>394,04199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93.515991" calcext:value-type="float">
            <text:p>393,51599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391.796997" calcext:value-type="float">
            <text:p>391,79699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390.842987" calcext:value-type="float">
            <text:p>390,84298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389.231995" calcext:value-type="float">
            <text:p>389,23199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88.251007" calcext:value-type="float">
            <text:p>388,2510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388.213989" calcext:value-type="float">
            <text:p>388,21398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49" calcext:value-type="float">
            <text:p>1,349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87.575989" calcext:value-type="float">
            <text:p>387,57598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48" calcext:value-type="float">
            <text:p>1,348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387.415009" calcext:value-type="float">
            <text:p>387,41500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387.364014" calcext:value-type="float">
            <text:p>387,3640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341" calcext:value-type="float">
            <text:p>1,34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385.747009" calcext:value-type="float">
            <text:p>385,74700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384.576996" calcext:value-type="float">
            <text:p>384,57699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384.240997" calcext:value-type="float">
            <text:p>384,24099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383.697998" calcext:value-type="float">
            <text:p>383,697998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31" calcext:value-type="float">
            <text:p>1,33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83.18399" calcext:value-type="float">
            <text:p>383,1839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82.963013" calcext:value-type="float">
            <text:p>382,96301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81.834991" calcext:value-type="float">
            <text:p>381,83499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80.570007" calcext:value-type="float">
            <text:p>380,57000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2505" calcext:value-type="float">
            <text:p>2505</text:p>
          </table:table-cell>
          <table:table-cell office:value-type="float" office:value="379.562988" calcext:value-type="float">
            <text:p>379,562988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9.502991" calcext:value-type="float">
            <text:p>379,50299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12" calcext:value-type="float">
            <text:p>1,31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379.303986" calcext:value-type="float">
            <text:p>379,30398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9.042999" calcext:value-type="float">
            <text:p>379,04299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77.820007" calcext:value-type="float">
            <text:p>377,82000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376.895996" calcext:value-type="float">
            <text:p>376,89599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76.223999" calcext:value-type="float">
            <text:p>376,2239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75.802002" calcext:value-type="float">
            <text:p>375,80200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75.5" calcext:value-type="float">
            <text:p>375,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375.194" calcext:value-type="float">
            <text:p>375,19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82" calcext:value-type="float">
            <text:p>1,28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374.898987" calcext:value-type="float">
            <text:p>374,89898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81" calcext:value-type="float">
            <text:p>1,28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4.049011" calcext:value-type="float">
            <text:p>374,04901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81" calcext:value-type="float">
            <text:p>1,28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73.868011" calcext:value-type="float">
            <text:p>373,86801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73.839996" calcext:value-type="float">
            <text:p>373,839996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76" calcext:value-type="float">
            <text:p>1,27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68.10199" calcext:value-type="float">
            <text:p>368,10199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67.326996" calcext:value-type="float">
            <text:p>367,32699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271" calcext:value-type="float">
            <text:p>1,271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363.417999" calcext:value-type="float">
            <text:p>363,41799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362.062012" calcext:value-type="float">
            <text:p>362,062012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53" calcext:value-type="float">
            <text:p>1,253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360.091003" calcext:value-type="float">
            <text:p>360,09100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29" calcext:value-type="float">
            <text:p>1,22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58.256012" calcext:value-type="float">
            <text:p>358,25601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56.431" calcext:value-type="float">
            <text:p>356,43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11" calcext:value-type="float">
            <text:p>1,211</text:p>
          </table:table-cell>
          <table:table-cell/>
          <table:table-cell office:value-type="float" office:value="4966" calcext:value-type="float">
            <text:p>4966</text:p>
          </table:table-cell>
          <table:table-cell office:value-type="float" office:value="353.565002" calcext:value-type="float">
            <text:p>353,5650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185" calcext:value-type="float">
            <text:p>1,18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53.268005" calcext:value-type="float">
            <text:p>353,268005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352.610992" calcext:value-type="float">
            <text:p>352,61099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350.907013" calcext:value-type="float">
            <text:p>350,907013</text:p>
          </table:table-cell>
          <table:table-cell table:number-columns-repeated="7"/>
        </table:table-row>
      </table:table>
      <table:table table:name="GO111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9.669" calcext:value-type="float">
            <text:p>9,669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38.109009" calcext:value-type="float">
            <text:p>338,10900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.959" calcext:value-type="float">
            <text:p>4,959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4.950012" calcext:value-type="float">
            <text:p>264,950012</text:p>
          </table:table-cell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4.09" calcext:value-type="float">
            <text:p>4,09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263.873993" calcext:value-type="float">
            <text:p>263,8739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1024MB'.$B$9:.$B$104])" office:value-type="float" office:value="0.02028125" calcext:value-type="float">
            <text:p>0,02028125</text:p>
          </table:table-cell>
          <table:table-cell table:formula="of:=STDEV(['GO111-1024MB'.$B$9:.$B$104])" office:value-type="float" office:value="0.00240483340051042" calcext:value-type="float">
            <text:p>0,0024048334</text:p>
          </table:table-cell>
          <table:table-cell table:formula="of:=MIN(['GO111-1024MB'.$B$9:.$B$104])" office:value-type="float" office:value="0.016" calcext:value-type="float">
            <text:p>0,016</text:p>
          </table:table-cell>
          <table:table-cell table:formula="of:=MAX(['GO111-1024MB'.$B$9:.$B$104])"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3.583" calcext:value-type="float">
            <text:p>3,583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262.588013" calcext:value-type="float">
            <text:p>262,58801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1024MB'.$E$12:.$E$104])" office:value-type="float" office:value="1.52465591397849" calcext:value-type="float">
            <text:p>1,524655914</text:p>
          </table:table-cell>
          <table:table-cell table:formula="of:=STDEV(['GO111-1024MB'.$E$12:.$E$104])" office:value-type="float" office:value="0.195053810558927" calcext:value-type="float">
            <text:p>0,1950538106</text:p>
          </table:table-cell>
          <table:table-cell table:formula="of:=MIN(['GO111-1024MB'.$E$12:.$E$104])" office:value-type="float" office:value="1.176" calcext:value-type="float">
            <text:p>1,176</text:p>
          </table:table-cell>
          <table:table-cell table:formula="of:=MAX(['GO111-1024MB'.$E$12:.$E$104])" office:value-type="float" office:value="2.061" calcext:value-type="float">
            <text:p>2,0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←</text:p>
          </table:table-cell>
          <table:table-cell office:value-type="float" office:value="639" calcext:value-type="float">
            <text:p>639</text:p>
          </table:table-cell>
          <table:table-cell office:value-type="float" office:value="3.487" calcext:value-type="float">
            <text:p>3,48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59.804993" calcext:value-type="float">
            <text:p>259,80499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1024MB'.$H$6:.$H$103])" office:value-type="float" office:value="232.44724505102" calcext:value-type="float">
            <text:p>232,447245051</text:p>
          </table:table-cell>
          <table:table-cell table:formula="of:=STDEV(['GO111-1024MB'.$H$6:.$H$103])" office:value-type="float" office:value="14.2281585868462" calcext:value-type="float">
            <text:p>14,2281585868</text:p>
          </table:table-cell>
          <table:table-cell table:formula="of:=MIN(['GO111-1024MB'.$H$6:.$H$103])" office:value-type="float" office:value="202.244003" calcext:value-type="float">
            <text:p>202,244003</text:p>
          </table:table-cell>
          <table:table-cell table:formula="of:=MAX(['GO111-1024MB'.$H$6:.$H$103])" office:value-type="float" office:value="264.950012" calcext:value-type="float">
            <text:p>264,9500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.967" calcext:value-type="float">
            <text:p>2,96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58.140991" calcext:value-type="float">
            <text:p>258,140991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.69" calcext:value-type="float">
            <text:p>2,6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57.223999" calcext:value-type="float">
            <text:p>257,22399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061" calcext:value-type="float">
            <text:p>2,061</text:p>
          </table:table-cell>
          <table:table-cell office:value-type="string" calcext:value-type="string">
            <text:p>←</text:p>
          </table:table-cell>
          <table:table-cell office:value-type="float" office:value="298" calcext:value-type="float">
            <text:p>298</text:p>
          </table:table-cell>
          <table:table-cell office:value-type="float" office:value="254.841003" calcext:value-type="float">
            <text:p>254,84100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009" calcext:value-type="float">
            <text:p>2,009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54.337006" calcext:value-type="float">
            <text:p>254,337006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987" calcext:value-type="float">
            <text:p>1,98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52.179993" calcext:value-type="float">
            <text:p>252,17999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953" calcext:value-type="float">
            <text:p>1,95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0.552002" calcext:value-type="float">
            <text:p>250,55200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50.197006" calcext:value-type="float">
            <text:p>250,19700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944" calcext:value-type="float">
            <text:p>1,94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0.147003" calcext:value-type="float">
            <text:p>250,14700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944" calcext:value-type="float">
            <text:p>1,944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50.139999" calcext:value-type="float">
            <text:p>250,13999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902" calcext:value-type="float">
            <text:p>1,90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49.440002" calcext:value-type="float">
            <text:p>249,440002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886" calcext:value-type="float">
            <text:p>1,88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47.718994" calcext:value-type="float">
            <text:p>247,718994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823" calcext:value-type="float">
            <text:p>1,82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47.675003" calcext:value-type="float">
            <text:p>247,67500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07" calcext:value-type="float">
            <text:p>1,80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46.768997" calcext:value-type="float">
            <text:p>246,76899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243.813004" calcext:value-type="float">
            <text:p>243,81300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796" calcext:value-type="float">
            <text:p>1,796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43.177994" calcext:value-type="float">
            <text:p>243,17799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714" calcext:value-type="float">
            <text:p>1,714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42.992996" calcext:value-type="float">
            <text:p>242,99299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2.966995" calcext:value-type="float">
            <text:p>242,96699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2.671997" calcext:value-type="float">
            <text:p>242,671997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42.444" calcext:value-type="float">
            <text:p>242,44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2.242004" calcext:value-type="float">
            <text:p>242,24200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639" calcext:value-type="float">
            <text:p>1,63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1.311996" calcext:value-type="float">
            <text:p>241,31199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31" calcext:value-type="float">
            <text:p>1,63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0.425003" calcext:value-type="float">
            <text:p>240,425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9.934998" calcext:value-type="float">
            <text:p>239,93499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625" calcext:value-type="float">
            <text:p>1,62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39.473007" calcext:value-type="float">
            <text:p>239,473007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.617" calcext:value-type="float">
            <text:p>1,61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8.888" calcext:value-type="float">
            <text:p>238,88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15" calcext:value-type="float">
            <text:p>1,61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38.854004" calcext:value-type="float">
            <text:p>238,85400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96" calcext:value-type="float">
            <text:p>1,59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38.171997" calcext:value-type="float">
            <text:p>238,171997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589" calcext:value-type="float">
            <text:p>1,589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237.356003" calcext:value-type="float">
            <text:p>237,35600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36.886993" calcext:value-type="float">
            <text:p>236,88699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565" calcext:value-type="float">
            <text:p>1,56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6.477997" calcext:value-type="float">
            <text:p>236,47799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63" calcext:value-type="float">
            <text:p>1,56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36.414001" calcext:value-type="float">
            <text:p>236,414001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562" calcext:value-type="float">
            <text:p>1,56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5.841995" calcext:value-type="float">
            <text:p>235,84199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62" calcext:value-type="float">
            <text:p>1,56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35.792007" calcext:value-type="float">
            <text:p>235,79200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61" calcext:value-type="float">
            <text:p>1,56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5.729996" calcext:value-type="float">
            <text:p>235,72999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58" calcext:value-type="float">
            <text:p>1,55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5.675003" calcext:value-type="float">
            <text:p>235,67500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56" calcext:value-type="float">
            <text:p>1,55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35.347" calcext:value-type="float">
            <text:p>235,347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53" calcext:value-type="float">
            <text:p>1,55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5.098999" calcext:value-type="float">
            <text:p>235,09899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4.725998" calcext:value-type="float">
            <text:p>234,725998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.539" calcext:value-type="float">
            <text:p>1,53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4.645004" calcext:value-type="float">
            <text:p>234,64500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3.917999" calcext:value-type="float">
            <text:p>233,91799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525" calcext:value-type="float">
            <text:p>1,525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33.375" calcext:value-type="float">
            <text:p>233,37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2.981995" calcext:value-type="float">
            <text:p>232,981995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2.809006" calcext:value-type="float">
            <text:p>232,8090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06" calcext:value-type="float">
            <text:p>1,5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2.585007" calcext:value-type="float">
            <text:p>232,58500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2.382004" calcext:value-type="float">
            <text:p>232,38200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9" calcext:value-type="float">
            <text:p>1,49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1.927002" calcext:value-type="float">
            <text:p>231,92700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85" calcext:value-type="float">
            <text:p>1,48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1.570999" calcext:value-type="float">
            <text:p>231,570999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31.565994" calcext:value-type="float">
            <text:p>231,56599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0.951996" calcext:value-type="float">
            <text:p>230,95199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0.927994" calcext:value-type="float">
            <text:p>230,92799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0.852005" calcext:value-type="float">
            <text:p>230,85200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30.766998" calcext:value-type="float">
            <text:p>230,76699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30.425003" calcext:value-type="float">
            <text:p>230,42500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230.320007" calcext:value-type="float">
            <text:p>230,320007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61" calcext:value-type="float">
            <text:p>1,46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0.128998" calcext:value-type="float">
            <text:p>230,128998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0.113007" calcext:value-type="float">
            <text:p>230,113007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29.979996" calcext:value-type="float">
            <text:p>229,97999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29.785004" calcext:value-type="float">
            <text:p>229,78500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445" calcext:value-type="float">
            <text:p>1,44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29.539001" calcext:value-type="float">
            <text:p>229,53900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29.154999" calcext:value-type="float">
            <text:p>229,15499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35" calcext:value-type="float">
            <text:p>1,43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8.860001" calcext:value-type="float">
            <text:p>228,86000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.433" calcext:value-type="float">
            <text:p>1,433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28.641006" calcext:value-type="float">
            <text:p>228,64100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8.602997" calcext:value-type="float">
            <text:p>228,60299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28.576004" calcext:value-type="float">
            <text:p>228,57600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27.804001" calcext:value-type="float">
            <text:p>227,80400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26.147995" calcext:value-type="float">
            <text:p>226,14799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21" calcext:value-type="float">
            <text:p>1,42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26.011002" calcext:value-type="float">
            <text:p>226,01100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419" calcext:value-type="float">
            <text:p>1,41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25.994995" calcext:value-type="float">
            <text:p>225,994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24.688995" calcext:value-type="float">
            <text:p>224,68899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3.171997" calcext:value-type="float">
            <text:p>223,17199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2.699997" calcext:value-type="float">
            <text:p>222,6999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.381" calcext:value-type="float">
            <text:p>1,38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22.641006" calcext:value-type="float">
            <text:p>222,641006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22.074005" calcext:value-type="float">
            <text:p>222,074005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0.983994" calcext:value-type="float">
            <text:p>220,98399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9.054993" calcext:value-type="float">
            <text:p>219,05499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18.832001" calcext:value-type="float">
            <text:p>218,832001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7.738007" calcext:value-type="float">
            <text:p>217,73800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17.662994" calcext:value-type="float">
            <text:p>217,66299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45" calcext:value-type="float">
            <text:p>1,345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17.373001" calcext:value-type="float">
            <text:p>217,3730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41" calcext:value-type="float">
            <text:p>1,34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17.098999" calcext:value-type="float">
            <text:p>217,09899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4" calcext:value-type="float">
            <text:p>1,34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5.591003" calcext:value-type="float">
            <text:p>215,591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14.251999" calcext:value-type="float">
            <text:p>214,25199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13.197006" calcext:value-type="float">
            <text:p>213,19700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13.087006" calcext:value-type="float">
            <text:p>213,08700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11.845993" calcext:value-type="float">
            <text:p>211,84599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11.785004" calcext:value-type="float">
            <text:p>211,78500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16" calcext:value-type="float">
            <text:p>1,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9.987" calcext:value-type="float">
            <text:p>209,98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09.639999" calcext:value-type="float">
            <text:p>209,63999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07.781998" calcext:value-type="float">
            <text:p>207,78199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6.740997" calcext:value-type="float">
            <text:p>206,740997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06.494995" calcext:value-type="float">
            <text:p>206,49499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82" calcext:value-type="float">
            <text:p>1,28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5.057007" calcext:value-type="float">
            <text:p>205,05700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03.470001" calcext:value-type="float">
            <text:p>203,47000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02.244003" calcext:value-type="float">
            <text:p>202,244003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98.626007" calcext:value-type="float">
            <text:p>198,626007</text:p>
          </table:table-cell>
          <table:table-cell table:number-columns-repeated="7"/>
        </table:table-row>
      </table:table>
      <table:table table:name="GO111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'GO111-2048MB'.N7]-['GO111-2048MB'.$L7]" office:value-type="string" office:string-value="" calcext:value-type="error">
            <text:p>#DIV/0!</text:p>
          </table:table-cell>
          <table:table-cell table:formula="of:=['GO111-2048MB'.O7]-['GO111-2048MB'.$L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AVERAGE(['GO111-2048MB'.$B$5:.$B$104])" office:value-type="string" office:string-value="" calcext:value-type="error">
            <text:p>#DIV/0!</text:p>
          </table:table-cell>
          <table:table-cell table:formula="of:=STDEV(['GO111-2048MB'.$B$5:.$B$104])" office:value-type="string" office:string-value="" calcext:value-type="error">
            <text:p>#DIV/0!</text:p>
          </table:table-cell>
          <table:table-cell table:formula="of:=MIN(['GO111-2048MB'.$B$5:.$B$104])" office:value-type="float" office:value="0" calcext:value-type="float">
            <text:p>0</text:p>
          </table:table-cell>
          <table:table-cell table:formula="of:=MAX(['GO111-2048MB'.$B$5:.$B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table:formula="of:=AVERAGE(['GO111-2048MB'.$E$6:.$E$104])" office:value-type="string" office:string-value="" calcext:value-type="error">
            <text:p>#DIV/0!</text:p>
          </table:table-cell>
          <table:table-cell table:formula="of:=STDEV(['GO111-2048MB'.$E$6:.$E$104])" office:value-type="string" office:string-value="" calcext:value-type="error">
            <text:p>#DIV/0!</text:p>
          </table:table-cell>
          <table:table-cell table:formula="of:=MIN(['GO111-2048MB'.$E$5:.$E$104])" office:value-type="float" office:value="0" calcext:value-type="float">
            <text:p>0</text:p>
          </table:table-cell>
          <table:table-cell table:formula="of:=MAX(['GO111-2048MB'.$E$5:.$E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table:formula="of:=AVERAGE(['GO111-2048MB'.$H$5:.$H$104])" office:value-type="string" office:string-value="" calcext:value-type="error">
            <text:p>#DIV/0!</text:p>
          </table:table-cell>
          <table:table-cell table:formula="of:=STDEV(['GO111-2048MB'.$H$5:.$H$104])" office:value-type="string" office:string-value="" calcext:value-type="error">
            <text:p>#DIV/0!</text:p>
          </table:table-cell>
          <table:table-cell table:formula="of:=MIN(['GO111-2048MB'.$H$5:.$H$104])" office:value-type="float" office:value="0" calcext:value-type="float">
            <text:p>0</text:p>
          </table:table-cell>
          <table:table-cell table:formula="of:=MAX(['GO111-2048MB'.$H$5:.$H$104])" office:value-type="float" office:value="0" calcext:value-type="float">
            <text:p>0</text:p>
          </table:table-cell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GO111-128MB'.G5:'GO111-128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GO111-256MB'.G5:'GO111-256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GO111-512MB'.G5:'GO111-512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GO111-1024MB'.G5:'GO111-1024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GO111-2048MB'.D5:'GO111-2048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06:15.32983628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0T14:28:30.637546484</dc:date>
    <meta:editing-duration>PT7H47M52S</meta:editing-duration>
    <meta:editing-cycles>26</meta:editing-cycles>
    <meta:generator>LibreOffice/5.1.6.2$Linux_X86_64 LibreOffice_project/10m0$Build-2</meta:generator>
    <meta:document-statistic meta:table-count="6" meta:cell-count="2594" meta:object-count="0"/>
  </office:meta>
</office:document-meta>
</file>